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4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line draw:style-name="gr1" draw:layer="layout" svg:x1="0cm" svg:y1="0cm" svg:x2="0.5cm" svg:y2="0.5cm">
            <text:p/>
          </draw:line>
          <draw:polygon draw:style-name="gr2" draw:layer="layout" svg:width="1.25cm" svg:height="1.25cm" svg:x="0cm" svg:y="0cm" svg:viewBox="0 0 1251 1251" draw:points="0,1000 1251,1251 1000,0">
            <text:p/>
          </draw:polygon>
          <draw:line draw:style-name="gr1" draw:layer="layout" svg:x1="1.25cm" svg:y1="1.25cm" svg:x2="2cm" svg:y2="2cm">
            <text:p/>
          </draw:line>
          <draw:line draw:style-name="gr3" draw:layer="layout" svg:x1="0.85cm" svg:y1="1.65cm" svg:x2="1.65cm" svg:y2="0.85cm">
            <text:p/>
          </draw:line>
          <draw:line draw:style-name="gr1" draw:layer="layout" svg:x1="0.25cm" svg:y1="1.25cm" svg:x2="0.125cm" svg:y2="1.75cm">
            <text:p/>
          </draw:line>
          <draw:polygon draw:style-name="gr4" draw:layer="layout" svg:width="0.1cm" svg:height="0.25cm" svg:x="0.05cm" svg:y="1.6cm" svg:viewBox="0 0 101 251" draw:points="101,100 0,0 0,251">
            <text:p/>
          </draw:polygon>
          <draw:line draw:style-name="gr1" draw:layer="layout" svg:x1="0.65cm" svg:y1="1.35cm" svg:x2="0.525cm" svg:y2="1.85cm">
            <text:p/>
          </draw:line>
          <draw:polygon draw:style-name="gr4" draw:layer="layout" svg:width="0.1cm" svg:height="0.25cm" svg:x="0.45cm" svg:y="1.7cm" svg:viewBox="0 0 101 251" draw:points="101,100 0,0 0,25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Led (European)</dc:title>
    <meta:creation-date>2011-02-07T17:11:36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